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72000001EF1F4D5EB754AAFF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6.249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25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49cm" fo:min-width="2.499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5.75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49cm" fo:min-width="3.7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49cm" fo:min-width="3.5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49cm" fo:min-width="3.75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1" draw:id="id1" draw:layer="layout" svg:width="23.335cm" svg:height="13.096cm" svg:x="2.333cm" svg:y="1.327cm">
          <draw:image xlink:href="Pictures/1000000100000372000001EF1F4D5EB754AAFFDA.png" xlink:type="simple" xlink:show="embed" xlink:actuate="onLoad" draw:mime-type="image/png">
            <text:p/>
          </draw:image>
        </draw:frame>
        <draw:connector draw:style-name="gr2" draw:text-style-name="P2" draw:layer="layout" svg:x1="25.668cm" svg:y1="7.875cm" svg:x2="25.668cm" svg:y2="7.875cm" draw:start-shape="id1" draw:end-shape="id1" svg:d="M25668 7875z" svg:viewBox="0 0 1 1">
          <text:p/>
        </draw:connector>
        <draw:custom-shape draw:style-name="gr3" draw:text-style-name="P1" draw:layer="layout" svg:width="6.749cm" svg:height="1.5cm" svg:x="12.751cm" svg:y="1cm">
          <text:p text:style-name="P1"><text:span text:style-name="T1">CaseChan</text:span><text:span text:style-name="T1">ceGraphiq</text:span><text:span text:style-name="T1">e</text:span></text:p>
          <draw:enhanced-geometry svg:viewBox="0 0 21600 21600" draw:mirror-horizontal="false" draw:type="line-callout-1" draw:modifiers="3273.6 88357.0952698201 -800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6.75cm" svg:height="2.999cm" svg:x="5cm" svg:y="1cm">
          <text:p text:style-name="P1"><text:span text:style-name="T1">CaseProp</text:span><text:span text:style-name="T1">rieteGrap</text:span><text:span text:style-name="T1">hique</text:span><text:span text:style-name="T1"><text:line-break/></text:span><text:span text:style-name="T1">(CaseAttei</text:span><text:span text:style-name="T1">gnable)</text:span></text:p>
          <draw:enhanced-geometry svg:viewBox="0 0 21600 21600" draw:mirror-horizontal="true" draw:type="line-callout-1" draw:modifiers="-3996.20796918975 46807.2 -796.68197304103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draw:layer="layout" svg:width="2.999cm" svg:height="2.999cm" svg:x="4.25cm" svg:y="6cm">
          <text:p text:style-name="P1">Pion</text:p>
          <draw:enhanced-geometry svg:viewBox="0 0 21600 21600" draw:mirror-horizontal="true" draw:type="line-callout-1" draw:modifiers="-37800 1080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6.25cm" svg:height="2cm" svg:x="21cm" svg:y="1cm">
          <text:p text:style-name="P1"><text:span text:style-name="T2">CaseProprieteGraphique</text:span></text:p>
          <text:p text:style-name="P1"><text:span text:style-name="T2">(Terrain)</text:span></text:p>
          <draw:enhanced-geometry svg:viewBox="0 0 21600 21600" draw:mirror-horizontal="false" draw:type="line-callout-1" draw:modifiers="-15549.5120780675 70164.9175412294 -867.317229243321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4.25cm" svg:height="1.999cm" svg:x="23cm" svg:y="4.501cm">
          <text:p text:style-name="P1"><text:span text:style-name="T1">1 ligne = JoueurScore</text:span></text:p>
          <draw:enhanced-geometry svg:viewBox="0 0 21600 21600" draw:mirror-horizontal="false" draw:type="line-callout-1" draw:modifiers="-7286.3796753705 -3726 -1270.28934368384 59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4cm" svg:height="1.499cm" svg:x="23.5cm" svg:y="7.001cm">
          <text:p text:style-name="P1"><text:span text:style-name="T3">BoutonPropriete</text:span></text:p>
          <draw:enhanced-geometry svg:viewBox="0 0 21600 21600" draw:mirror-horizontal="false" draw:type="line-callout-1" draw:modifiers="-4048.98775306174 14414.4 -1349.66258435391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1" draw:layer="layout" svg:width="4.25cm" svg:height="1.499cm" svg:x="23.25cm" svg:y="13.5cm">
          <text:p text:style-name="P1"><text:span text:style-name="T1">BoutonFinTour</text:span></text:p>
          <draw:enhanced-geometry svg:viewBox="0 0 21600 21600" draw:mirror-horizontal="false" draw:type="line-callout-1" draw:modifiers="-5081.15737473536 -21585.6 -1270.28934368384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draw:layer="layout" svg:width="2.999cm" svg:height="2.999cm" svg:x="12.25cm" svg:y="12.5cm">
          <text:p text:style-name="P1"><text:span text:style-name="T4">Réponse</text:span></text:p>
          <text:p text:style-name="P1"><text:span text:style-name="T4">« non »</text:span></text:p>
          <draw:enhanced-geometry svg:viewBox="0 0 21600 21600" draw:mirror-horizontal="true" draw:type="line-callout-1" draw:modifiers="-9000 -719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4.25cm" svg:height="1.999cm" svg:x="4.5cm" svg:y="13.4cm">
          <text:p text:style-name="P1">PopupAchat</text:p>
          <draw:enhanced-geometry svg:viewBox="0 0 21600 21600" draw:mirror-horizontal="true" draw:type="line-callout-1" draw:modifiers="-3805.78687367678 -26989.2 -1265.2081863091 59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draw:layer="layout" svg:width="2.999cm" svg:height="2.999cm" svg:x="0.25cm" svg:y="10cm">
          <text:p text:style-name="P1"><text:span text:style-name="T1">BoutonDe</text:span></text:p>
          <draw:enhanced-geometry svg:viewBox="0 0 21600 21600" draw:mirror-horizontal="true" draw:type="line-callout-1" draw:modifiers="-12600 1080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32:18.991432032</meta:creation-date>
    <dc:date>2023-05-31T09:44:58.294143244</dc:date>
    <meta:editing-duration>PT12M44S</meta:editing-duration>
    <meta:editing-cycles>1</meta:editing-cycles>
    <meta:document-statistic meta:object-count="35"/>
    <meta:generator>LibreOffice/7.5.3.2$Linux_X86_64 LibreOffice_project/50$Build-2</meta:generator>
  </office:meta>
</office:document-meta>
</file>